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dy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0.96344" calcext:value-type="float">
            <text:p>0.96344</text:p>
          </table:table-cell>
          <table:table-cell office:value-type="float" office:value="-0.68753" calcext:value-type="float">
            <text:p>-0.68753</text:p>
          </table:table-cell>
          <table:table-cell table:number-columns-repeated="2"/>
        </table:table-row>
        <table:table-row table:style-name="ro1">
          <table:table-cell office:value-type="float" office:value="0.84195" calcext:value-type="float">
            <text:p>0.84195</text:p>
          </table:table-cell>
          <table:table-cell office:value-type="float" office:value="-0.66038" calcext:value-type="float">
            <text:p>-0.66038</text:p>
          </table:table-cell>
          <table:table-cell table:number-columns-repeated="2"/>
        </table:table-row>
        <table:table-row table:style-name="ro1">
          <table:table-cell office:value-type="float" office:value="0.75265" calcext:value-type="float">
            <text:p>0.75265</text:p>
          </table:table-cell>
          <table:table-cell office:value-type="float" office:value="-0.62083" calcext:value-type="float">
            <text:p>-0.62083</text:p>
          </table:table-cell>
          <table:table-cell table:number-columns-repeated="2"/>
        </table:table-row>
        <table:table-row table:style-name="ro1">
          <table:table-cell office:value-type="float" office:value="0.67638" calcext:value-type="float">
            <text:p>0.67638</text:p>
          </table:table-cell>
          <table:table-cell office:value-type="float" office:value="-0.56226" calcext:value-type="float">
            <text:p>-0.56226</text:p>
          </table:table-cell>
          <table:table-cell table:number-columns-repeated="2"/>
        </table:table-row>
        <table:table-row table:style-name="ro1">
          <table:table-cell office:value-type="float" office:value="0.58752" calcext:value-type="float">
            <text:p>0.58752</text:p>
          </table:table-cell>
          <table:table-cell office:value-type="float" office:value="-0.48432" calcext:value-type="float">
            <text:p>-0.48432</text:p>
          </table:table-cell>
          <table:table-cell table:number-columns-repeated="2"/>
        </table:table-row>
        <table:table-row table:style-name="ro1">
          <table:table-cell office:value-type="float" office:value="0.52436" calcext:value-type="float">
            <text:p>0.52436</text:p>
          </table:table-cell>
          <table:table-cell office:value-type="float" office:value="-0.40031" calcext:value-type="float">
            <text:p>-0.40031</text:p>
          </table:table-cell>
          <table:table-cell table:number-columns-repeated="2"/>
        </table:table-row>
        <table:table-row table:style-name="ro1">
          <table:table-cell office:value-type="float" office:value="0.4676" calcext:value-type="float">
            <text:p>0.4676</text:p>
          </table:table-cell>
          <table:table-cell office:value-type="float" office:value="-0.31639" calcext:value-type="float">
            <text:p>-0.31639</text:p>
          </table:table-cell>
          <table:table-cell table:number-columns-repeated="2"/>
        </table:table-row>
        <table:table-row table:style-name="ro1">
          <table:table-cell office:value-type="float" office:value="0.42382" calcext:value-type="float">
            <text:p>0.42382</text:p>
          </table:table-cell>
          <table:table-cell office:value-type="float" office:value="-0.21982" calcext:value-type="float">
            <text:p>-0.21982</text:p>
          </table:table-cell>
          <table:table-cell table:number-columns-repeated="2"/>
        </table:table-row>
        <table:table-row table:style-name="ro1">
          <table:table-cell office:value-type="float" office:value="0.39933" calcext:value-type="float">
            <text:p>0.39933</text:p>
          </table:table-cell>
          <table:table-cell office:value-type="float" office:value="-0.11711" calcext:value-type="float">
            <text:p>-0.11711</text:p>
          </table:table-cell>
          <table:table-cell table:number-columns-repeated="2"/>
        </table:table-row>
        <table:table-row table:style-name="ro1">
          <table:table-cell office:value-type="float" office:value="0.38139" calcext:value-type="float">
            <text:p>0.38139</text:p>
          </table:table-cell>
          <table:table-cell office:value-type="float" office:value="-0.00168" calcext:value-type="float">
            <text:p>-0.00168</text:p>
          </table:table-cell>
          <table:table-cell table:number-columns-repeated="2"/>
        </table:table-row>
        <table:table-row table:style-name="ro1">
          <table:table-cell office:value-type="float" office:value="0.3762" calcext:value-type="float">
            <text:p>0.3762</text:p>
          </table:table-cell>
          <table:table-cell office:value-type="float" office:value="0.10718" calcext:value-type="float">
            <text:p>0.10718</text:p>
          </table:table-cell>
          <table:table-cell table:number-columns-repeated="2"/>
        </table:table-row>
        <table:table-row table:style-name="ro1">
          <table:table-cell office:value-type="float" office:value="0.38369" calcext:value-type="float">
            <text:p>0.38369</text:p>
          </table:table-cell>
          <table:table-cell office:value-type="float" office:value="0.20309" calcext:value-type="float">
            <text:p>0.20309</text:p>
          </table:table-cell>
          <table:table-cell table:number-columns-repeated="2"/>
        </table:table-row>
        <table:table-row table:style-name="ro1">
          <table:table-cell office:value-type="float" office:value="0.41688" calcext:value-type="float">
            <text:p>0.41688</text:p>
          </table:table-cell>
          <table:table-cell office:value-type="float" office:value="0.30506" calcext:value-type="float">
            <text:p>0.30506</text:p>
          </table:table-cell>
          <table:table-cell table:number-columns-repeated="2"/>
        </table:table-row>
        <table:table-row table:style-name="ro1">
          <table:table-cell office:value-type="float" office:value="0.44986" calcext:value-type="float">
            <text:p>0.44986</text:p>
          </table:table-cell>
          <table:table-cell office:value-type="float" office:value="0.38784" calcext:value-type="float">
            <text:p>0.38784</text:p>
          </table:table-cell>
          <table:table-cell table:number-columns-repeated="2"/>
        </table:table-row>
        <table:table-row table:style-name="ro1">
          <table:table-cell office:value-type="float" office:value="0.50877" calcext:value-type="float">
            <text:p>0.50877</text:p>
          </table:table-cell>
          <table:table-cell office:value-type="float" office:value="0.49589" calcext:value-type="float">
            <text:p>0.49589</text:p>
          </table:table-cell>
          <table:table-cell table:number-columns-repeated="2"/>
        </table:table-row>
        <table:table-row table:style-name="ro1">
          <table:table-cell office:value-type="float" office:value="0.59317" calcext:value-type="float">
            <text:p>0.59317</text:p>
          </table:table-cell>
          <table:table-cell office:value-type="float" office:value="0.59081" calcext:value-type="float">
            <text:p>0.59081</text:p>
          </table:table-cell>
          <table:table-cell table:number-columns-repeated="2"/>
        </table:table-row>
        <table:table-row table:style-name="ro1">
          <table:table-cell office:value-type="float" office:value="0.65798" calcext:value-type="float">
            <text:p>0.65798</text:p>
          </table:table-cell>
          <table:table-cell office:value-type="float" office:value="0.65398" calcext:value-type="float">
            <text:p>0.65398</text:p>
          </table:table-cell>
          <table:table-cell table:number-columns-repeated="2"/>
        </table:table-row>
        <table:table-row table:style-name="ro1">
          <table:table-cell office:value-type="float" office:value="0.74843" calcext:value-type="float">
            <text:p>0.74843</text:p>
          </table:table-cell>
          <table:table-cell office:value-type="float" office:value="0.71682" calcext:value-type="float">
            <text:p>0.71682</text:p>
          </table:table-cell>
          <table:table-cell table:number-columns-repeated="2"/>
        </table:table-row>
        <table:table-row table:style-name="ro1">
          <table:table-cell office:value-type="float" office:value="0.83247" calcext:value-type="float">
            <text:p>0.83247</text:p>
          </table:table-cell>
          <table:table-cell office:value-type="float" office:value="0.77974" calcext:value-type="float">
            <text:p>0.77974</text:p>
          </table:table-cell>
          <table:table-cell table:number-columns-repeated="2"/>
        </table:table-row>
        <table:table-row table:style-name="ro1">
          <table:table-cell office:value-type="float" office:value="0.92241" calcext:value-type="float">
            <text:p>0.92241</text:p>
          </table:table-cell>
          <table:table-cell office:value-type="float" office:value="0.79779" calcext:value-type="float">
            <text:p>0.79779</text:p>
          </table:table-cell>
          <table:table-cell table:number-columns-repeated="2"/>
        </table:table-row>
      </table:table>
      <table:table table:name="shock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.62474" calcext:value-type="float">
            <text:p>2.62474</text:p>
          </table:table-cell>
          <table:table-cell office:value-type="float" office:value="-2.3088" calcext:value-type="float">
            <text:p>-2.3088</text:p>
          </table:table-cell>
        </table:table-row>
        <table:table-row table:style-name="ro1">
          <table:table-cell office:value-type="float" office:value="2.38269" calcext:value-type="float">
            <text:p>2.38269</text:p>
          </table:table-cell>
          <table:table-cell office:value-type="float" office:value="-2.1713" calcext:value-type="float">
            <text:p>-2.1713</text:p>
          </table:table-cell>
        </table:table-row>
        <table:table-row table:style-name="ro1">
          <table:table-cell office:value-type="float" office:value="2.08944" calcext:value-type="float">
            <text:p>2.08944</text:p>
          </table:table-cell>
          <table:table-cell office:value-type="float" office:value="-2.02674" calcext:value-type="float">
            <text:p>-2.02674</text:p>
          </table:table-cell>
        </table:table-row>
        <table:table-row table:style-name="ro1">
          <table:table-cell office:value-type="float" office:value="1.82205" calcext:value-type="float">
            <text:p>1.82205</text:p>
          </table:table-cell>
          <table:table-cell office:value-type="float" office:value="-1.86332" calcext:value-type="float">
            <text:p>-1.86332</text:p>
          </table:table-cell>
        </table:table-row>
        <table:table-row table:style-name="ro1">
          <table:table-cell office:value-type="float" office:value="1.57388" calcext:value-type="float">
            <text:p>1.57388</text:p>
          </table:table-cell>
          <table:table-cell office:value-type="float" office:value="-1.70015" calcext:value-type="float">
            <text:p>-1.70015</text:p>
          </table:table-cell>
        </table:table-row>
        <table:table-row table:style-name="ro1">
          <table:table-cell office:value-type="float" office:value="1.32578" calcext:value-type="float">
            <text:p>1.32578</text:p>
          </table:table-cell>
          <table:table-cell office:value-type="float" office:value="-1.53057" calcext:value-type="float">
            <text:p>-1.53057</text:p>
          </table:table-cell>
        </table:table-row>
        <table:table-row table:style-name="ro1">
          <table:table-cell office:value-type="float" office:value="1.10317" calcext:value-type="float">
            <text:p>1.10317</text:p>
          </table:table-cell>
          <table:table-cell office:value-type="float" office:value="-1.37412" calcext:value-type="float">
            <text:p>-1.37412</text:p>
          </table:table-cell>
        </table:table-row>
        <table:table-row table:style-name="ro1">
          <table:table-cell office:value-type="float" office:value="0.8872" calcext:value-type="float">
            <text:p>0.8872</text:p>
          </table:table-cell>
          <table:table-cell office:value-type="float" office:value="-1.19856" calcext:value-type="float">
            <text:p>-1.19856</text:p>
          </table:table-cell>
        </table:table-row>
        <table:table-row table:style-name="ro1">
          <table:table-cell office:value-type="float" office:value="0.72861" calcext:value-type="float">
            <text:p>0.72861</text:p>
          </table:table-cell>
          <table:table-cell office:value-type="float" office:value="-1.04933" calcext:value-type="float">
            <text:p>-1.04933</text:p>
          </table:table-cell>
        </table:table-row>
        <table:table-row table:style-name="ro1">
          <table:table-cell office:value-type="float" office:value="0.56391" calcext:value-type="float">
            <text:p>0.56391</text:p>
          </table:table-cell>
          <table:table-cell office:value-type="float" office:value="-0.87442" calcext:value-type="float">
            <text:p>-0.87442</text:p>
          </table:table-cell>
        </table:table-row>
        <table:table-row table:style-name="ro1">
          <table:table-cell office:value-type="float" office:value="0.43104" calcext:value-type="float">
            <text:p>0.43104</text:p>
          </table:table-cell>
          <table:table-cell office:value-type="float" office:value="-0.71912" calcext:value-type="float">
            <text:p>-0.71912</text:p>
          </table:table-cell>
        </table:table-row>
        <table:table-row table:style-name="ro1">
          <table:table-cell office:value-type="float" office:value="0.32416" calcext:value-type="float">
            <text:p>0.32416</text:p>
          </table:table-cell>
          <table:table-cell office:value-type="float" office:value="-0.53215" calcext:value-type="float">
            <text:p>-0.53215</text:p>
          </table:table-cell>
        </table:table-row>
        <table:table-row table:style-name="ro1">
          <table:table-cell office:value-type="float" office:value="0.24313" calcext:value-type="float">
            <text:p>0.24313</text:p>
          </table:table-cell>
          <table:table-cell office:value-type="float" office:value="-0.32631" calcext:value-type="float">
            <text:p>-0.32631</text:p>
          </table:table-cell>
        </table:table-row>
        <table:table-row table:style-name="ro1">
          <table:table-cell office:value-type="float" office:value="0.20662" calcext:value-type="float">
            <text:p>0.20662</text:p>
          </table:table-cell>
          <table:table-cell office:value-type="float" office:value="-0.15304" calcext:value-type="float">
            <text:p>-0.15304</text:p>
          </table:table-cell>
        </table:table-row>
        <table:table-row table:style-name="ro1">
          <table:table-cell office:value-type="float" office:value="0.19581" calcext:value-type="float">
            <text:p>0.19581</text:p>
          </table:table-cell>
          <table:table-cell office:value-type="float" office:value="0.02629" calcext:value-type="float">
            <text:p>0.02629</text:p>
          </table:table-cell>
        </table:table-row>
        <table:table-row table:style-name="ro1">
          <table:table-cell office:value-type="float" office:value="0.19825" calcext:value-type="float">
            <text:p>0.19825</text:p>
          </table:table-cell>
          <table:table-cell office:value-type="float" office:value="0.24386" calcext:value-type="float">
            <text:p>0.24386</text:p>
          </table:table-cell>
        </table:table-row>
        <table:table-row table:style-name="ro1">
          <table:table-cell office:value-type="float" office:value="0.22539" calcext:value-type="float">
            <text:p>0.22539</text:p>
          </table:table-cell>
          <table:table-cell office:value-type="float" office:value="0.37791" calcext:value-type="float">
            <text:p>0.37791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47981" calcext:value-type="float">
            <text:p>0.47981</text:p>
          </table:table-cell>
        </table:table-row>
        <table:table-row table:style-name="ro1">
          <table:table-cell office:value-type="float" office:value="0.38972" calcext:value-type="float">
            <text:p>0.38972</text:p>
          </table:table-cell>
          <table:table-cell office:value-type="float" office:value="0.74061" calcext:value-type="float">
            <text:p>0.74061</text:p>
          </table:table-cell>
        </table:table-row>
        <table:table-row table:style-name="ro1">
          <table:table-cell office:value-type="float" office:value="0.51358" calcext:value-type="float">
            <text:p>0.51358</text:p>
          </table:table-cell>
          <table:table-cell office:value-type="float" office:value="0.92463" calcext:value-type="float">
            <text:p>0.92463</text:p>
          </table:table-cell>
        </table:table-row>
        <table:table-row table:style-name="ro1">
          <table:table-cell office:value-type="float" office:value="0.66941" calcext:value-type="float">
            <text:p>0.66941</text:p>
          </table:table-cell>
          <table:table-cell office:value-type="float" office:value="1.10183" calcext:value-type="float">
            <text:p>1.10183</text:p>
          </table:table-cell>
        </table:table-row>
        <table:table-row table:style-name="ro1">
          <table:table-cell office:value-type="float" office:value="0.82496" calcext:value-type="float">
            <text:p>0.82496</text:p>
          </table:table-cell>
          <table:table-cell office:value-type="float" office:value="1.25344" calcext:value-type="float">
            <text:p>1.25344</text:p>
          </table:table-cell>
        </table:table-row>
        <table:table-row table:style-name="ro1">
          <table:table-cell office:value-type="float" office:value="0.97381" calcext:value-type="float">
            <text:p>0.97381</text:p>
          </table:table-cell>
          <table:table-cell office:value-type="float" office:value="1.37954" calcext:value-type="float">
            <text:p>1.37954</text:p>
          </table:table-cell>
        </table:table-row>
        <table:table-row table:style-name="ro1">
          <table:table-cell office:value-type="float" office:value="1.1421" calcext:value-type="float">
            <text:p>1.1421</text:p>
          </table:table-cell>
          <table:table-cell office:value-type="float" office:value="1.52458" calcext:value-type="float">
            <text:p>1.52458</text:p>
          </table:table-cell>
        </table:table-row>
        <table:table-row table:style-name="ro1">
          <table:table-cell office:value-type="float" office:value="1.33603" calcext:value-type="float">
            <text:p>1.33603</text:p>
          </table:table-cell>
          <table:table-cell office:value-type="float" office:value="1.6693" calcext:value-type="float">
            <text:p>1.6693</text:p>
          </table:table-cell>
        </table:table-row>
        <table:table-row table:style-name="ro1">
          <table:table-cell office:value-type="float" office:value="1.56208" calcext:value-type="float">
            <text:p>1.56208</text:p>
          </table:table-cell>
          <table:table-cell office:value-type="float" office:value="1.82001" calcext:value-type="float">
            <text:p>1.82001</text:p>
          </table:table-cell>
        </table:table-row>
        <table:table-row table:style-name="ro1">
          <table:table-cell office:value-type="float" office:value="1.82018" calcext:value-type="float">
            <text:p>1.82018</text:p>
          </table:table-cell>
          <table:table-cell office:value-type="float" office:value="1.9703" calcext:value-type="float">
            <text:p>1.9703</text:p>
          </table:table-cell>
        </table:table-row>
        <table:table-row table:style-name="ro1">
          <table:table-cell office:value-type="float" office:value="2.09765" calcext:value-type="float">
            <text:p>2.09765</text:p>
          </table:table-cell>
          <table:table-cell office:value-type="float" office:value="2.13315" calcext:value-type="float">
            <text:p>2.13315</text:p>
          </table:table-cell>
        </table:table-row>
        <table:table-row table:style-name="ro1">
          <table:table-cell office:value-type="float" office:value="2.34926" calcext:value-type="float">
            <text:p>2.34926</text:p>
          </table:table-cell>
          <table:table-cell office:value-type="float" office:value="2.27713" calcext:value-type="float">
            <text:p>2.27713</text:p>
          </table:table-cell>
        </table:table-row>
        <table:table-row table:style-name="ro1">
          <table:table-cell office:value-type="float" office:value="2.60066" calcext:value-type="float">
            <text:p>2.60066</text:p>
          </table:table-cell>
          <table:table-cell office:value-type="float" office:value="2.40191" calcext:value-type="float">
            <text:p>2.40191</text:p>
          </table:table-cell>
        </table:table-row>
      </table:table>
      <table:named-expressions/>
      <table:database-ranges>
        <table:database-range table:name="__Anonymous_Sheet_DB__0" table:target-range-address="body.A2:body.B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ock.A2:shock.AMJ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9T09:00:09.154934496</dc:date>
    <meta:editing-duration>PT4M38S</meta:editing-duration>
    <meta:editing-cycles>1</meta:editing-cycles>
    <meta:document-statistic meta:table-count="2" meta:cell-count="104" meta:object-count="0"/>
    <meta:generator>LibreOffice/6.0.7.3$Linux_X86_64 LibreOffice_project/00m0$Build-3</meta:generator>
  </office:meta>
</office:document-meta>
</file>